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T56" style:parent-style-name="Ref.decomentário" style:family="text">
      <style:text-properties style:font-name-complex="Mangal"/>
    </style:style>
    <style:style style:name="P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7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2" style:family="table-column">
      <style:table-column-properties style:column-width="6.693in" style:use-optimal-column-width="false"/>
    </style:style>
    <style:style style:name="Table71" style:family="table">
      <style:table-properties style:width="6.693in" fo:margin-left="0.0312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6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7" style:parent-style-name="ParágrafodaLista" style:list-style-name="LFO3" style:family="paragraph">
      <style:paragraph-properties fo:margin-bottom="0in" fo:line-height="150%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fo:font-size="12pt" style:font-size-asian="12pt" style:font-size-complex="12pt"/>
    </style:style>
    <style:style style:name="T82" style:parent-style-name="Fonteparág.padrão" style:family="text">
      <style:text-properties style:font-name="Times New Roman" fo:font-size="12pt" style:font-size-asian="12pt" style:font-size-complex="12pt"/>
    </style:style>
    <style:style style:name="T83" style:parent-style-name="Fonteparág.padrão" style:family="text">
      <style:text-properties style:font-name="Times New Roman" fo:font-size="12pt" style:font-size-asian="12pt" style:font-size-complex="12pt"/>
    </style:style>
    <style:style style:name="P84" style:parent-style-name="ParágrafodaLista" style:list-style-name="LFO3" style:family="paragraph">
      <style:paragraph-properties fo:margin-bottom="0in" fo:line-height="150%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P86" style:parent-style-name="ParágrafodaLista" style:list-style-name="LFO3" style:family="paragraph">
      <style:paragraph-properties fo:margin-bottom="0in" fo:line-height="150%"/>
    </style:style>
    <style:style style:name="T87" style:parent-style-name="Fonteparág.padrão" style:family="text">
      <style:text-properties style:font-name="Times New Roman" fo:font-size="12pt" style:font-size-asian="12pt" style:font-size-complex="12pt"/>
    </style:style>
    <style:style style:name="P88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9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90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91" style:parent-style-name="ParágrafodaLista" style:list-style-name="LFO3" style:family="paragraph">
      <style:paragraph-properties fo:margin-bottom="0in" fo:line-height="150%"/>
    </style:style>
    <style:style style:name="T92" style:parent-style-name="Fonteparág.padrão" style:family="text">
      <style:text-properties style:font-name="Times New Roman" fo:font-size="12pt" style:font-size-asian="12pt" style:font-size-complex="12pt"/>
    </style:style>
    <style:style style:name="P93" style:parent-style-name="ParágrafodaLista" style:list-style-name="LFO3" style:family="paragraph">
      <style:paragraph-properties fo:margin-bottom="0in" fo:line-height="150%"/>
    </style:style>
    <style:style style:name="T94" style:parent-style-name="Fonteparág.padrão" style:family="text">
      <style:text-properties style:font-name="Times New Roman" fo:font-size="12pt" style:font-size-asian="12pt" style:font-size-complex="12pt"/>
    </style:style>
    <style:style style:name="P95" style:parent-style-name="ParágrafodaLista" style:list-style-name="LFO3" style:family="paragraph">
      <style:paragraph-properties fo:margin-bottom="0in" fo:line-height="150%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P99" style:parent-style-name="ParágrafodaLista" style:list-style-name="LFO3" style:family="paragraph">
      <style:paragraph-properties fo:margin-bottom="0in" fo:line-height="150%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P101" style:parent-style-name="ParágrafodaLista" style:list-style-name="LFO3" style:family="paragraph">
      <style:paragraph-properties fo:margin-bottom="0in" fo:line-height="150%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P103" style:parent-style-name="ParágrafodaLista" style:list-style-name="LFO3" style:family="paragraph">
      <style:paragraph-properties fo:margin-bottom="0in"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ParágrafodaLista" style:list-style-name="LFO3" style:family="paragraph">
      <style:paragraph-properties fo:margin-bottom="0in" fo:line-height="150%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ParágrafodaLista" style:list-style-name="LFO3" style:family="paragraph">
      <style:paragraph-properties fo:margin-bottom="0in" fo:line-height="150%"/>
    </style:style>
    <style:style style:name="T108" style:parent-style-name="Fonteparág.padrão" style:family="text">
      <style:text-properties style:font-name="Times New Roman" fo:font-size="12pt" style:font-size-asian="12pt" style:font-size-complex="12pt"/>
    </style:style>
    <style:style style:name="P10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11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3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5" style:family="table-column">
      <style:table-column-properties style:column-width="6.693in" style:use-optimal-column-width="false"/>
    </style:style>
    <style:style style:name="Table114" style:family="table">
      <style:table-properties style:width="6.693in" fo:margin-left="0.0312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fo:padding-top="0.0381in" fo:padding-left="0.0381in" fo:padding-bottom="0.0381in" fo:padding-right="0.0381in"/>
    </style:style>
    <style:style style:name="P11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9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0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1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2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3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6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30" style:family="table-column">
      <style:table-column-properties style:column-width="6.693in" style:use-optimal-column-width="false"/>
    </style:style>
    <style:style style:name="Table129" style:family="table">
      <style:table-properties style:width="6.693in" fo:margin-left="0.0312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000000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3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8" style:parent-style-name="Standard" style:family="paragraph">
      <style:paragraph-properties fo:text-align="justify" fo:margin-left="0.0187in">
        <style:tab-stops/>
      </style:paragraph-properties>
    </style:style>
    <style:style style:name="T13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40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1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2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4" style:family="table-column">
      <style:table-column-properties style:column-width="1.2972in" style:use-optimal-column-width="false"/>
    </style:style>
    <style:style style:name="TableColumn145" style:family="table-column">
      <style:table-column-properties style:column-width="5.3958in" style:use-optimal-column-width="false"/>
    </style:style>
    <style:style style:name="Table143" style:family="table">
      <style:table-properties style:width="6.693in" fo:margin-left="0.031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6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9" style:family="table-column">
      <style:table-column-properties style:column-width="6.693in" style:use-optimal-column-width="false"/>
    </style:style>
    <style:style style:name="Table158" style:family="table">
      <style:table-properties style:width="6.693in" fo:margin-left="0.0312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1" style:family="table-column">
      <style:table-column-properties style:column-width="6.693in" style:use-optimal-column-width="false"/>
    </style:style>
    <style:style style:name="Table170" style:family="table">
      <style:table-properties style:width="6.693in" fo:margin-left="0.0312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9" style:family="table-column">
      <style:table-column-properties style:column-width="6.693in" style:use-optimal-column-width="false"/>
    </style:style>
    <style:style style:name="Table178" style:family="table">
      <style:table-properties style:width="6.693in" fo:margin-left="0.0312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7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8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8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91" style:family="table-column">
      <style:table-column-properties style:column-width="2.2305in" style:use-optimal-column-width="false"/>
    </style:style>
    <style:style style:name="TableColumn192" style:family="table-column">
      <style:table-column-properties style:column-width="1.9076in" style:use-optimal-column-width="false"/>
    </style:style>
    <style:style style:name="TableColumn193" style:family="table-column">
      <style:table-column-properties style:column-width="2.5548in" style:use-optimal-column-width="false"/>
    </style:style>
    <style:style style:name="Table190" style:family="table">
      <style:table-properties style:width="6.693in" fo:margin-left="0.0312in" table:align="left"/>
    </style:style>
    <style:style style:name="TableRow194" style:family="table-row">
      <style:table-row-properties style:min-row-height="0.2402in"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9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0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10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2" style:family="table-column">
      <style:table-column-properties style:column-width="2.2305in" style:use-optimal-column-width="false"/>
    </style:style>
    <style:style style:name="TableColumn213" style:family="table-column">
      <style:table-column-properties style:column-width="1.9076in" style:use-optimal-column-width="false"/>
    </style:style>
    <style:style style:name="TableColumn214" style:family="table-column">
      <style:table-column-properties style:column-width="2.5548in" style:use-optimal-column-width="false"/>
    </style:style>
    <style:style style:name="Table211" style:family="table">
      <style:table-properties style:width="6.693in" fo:margin-left="0.0312in" table:align="left"/>
    </style:style>
    <style:style style:name="TableRow215" style:family="table-row">
      <style:table-row-properties style:min-row-height="0.2402in"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0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3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31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33" style:family="table-column">
      <style:table-column-properties style:column-width="1.3381in" style:use-optimal-column-width="false"/>
    </style:style>
    <style:style style:name="TableColumn234" style:family="table-column">
      <style:table-column-properties style:column-width="1.3381in" style:use-optimal-column-width="false"/>
    </style:style>
    <style:style style:name="TableColumn235" style:family="table-column">
      <style:table-column-properties style:column-width="1.3381in" style:use-optimal-column-width="false"/>
    </style:style>
    <style:style style:name="TableColumn236" style:family="table-column">
      <style:table-column-properties style:column-width="1.3381in" style:use-optimal-column-width="false"/>
    </style:style>
    <style:style style:name="TableColumn237" style:family="table-column">
      <style:table-column-properties style:column-width="1.3381in" style:use-optimal-column-width="false"/>
    </style:style>
    <style:style style:name="Table232" style:family="table">
      <style:table-properties style:width="6.6909in" fo:margin-left="0.0312in" table:align="left"/>
    </style:style>
    <style:style style:name="TableRow238" style:family="table-row">
      <style:table-row-properties style:min-row-height="0.152in" style:use-optimal-row-height="false"/>
    </style:style>
    <style:style style:name="TableCell2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7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15" style:family="table-row">
      <style:table-row-properties style:min-row-height="0.1451in"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26" style:parent-style-name="Standard" style:family="paragraph">
      <style:text-properties style:font-name="Tahoma" fo:color="#000000"/>
    </style:style>
    <style:style style:name="P327" style:parent-style-name="Standard" style:family="paragraph">
      <style:text-properties style:font-name="Tahoma" fo:color="#000000"/>
    </style:style>
    <style:style style:name="P328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29" style:parent-style-name="Standard" style:family="paragraph">
      <style:paragraph-properties fo:text-align="justify" fo:margin-left="0.0187in">
        <style:tab-stops/>
      </style:paragraph-properties>
    </style:style>
    <style:style style:name="T33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31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32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33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35" style:family="table-column">
      <style:table-column-properties style:column-width="2.2305in" style:use-optimal-column-width="false"/>
    </style:style>
    <style:style style:name="TableColumn336" style:family="table-column">
      <style:table-column-properties style:column-width="1.9076in" style:use-optimal-column-width="false"/>
    </style:style>
    <style:style style:name="TableColumn337" style:family="table-column">
      <style:table-column-properties style:column-width="2.5548in" style:use-optimal-column-width="false"/>
    </style:style>
    <style:style style:name="Table334" style:family="table">
      <style:table-properties style:width="6.693in" fo:margin-left="0.0312in" table:align="left"/>
    </style:style>
    <style:style style:name="TableRow338" style:family="table-row">
      <style:table-row-properties style:min-row-height="0.0638in"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3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0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1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12" style:family="table-column">
      <style:table-column-properties style:column-width="6.693in" style:use-optimal-column-width="false"/>
    </style:style>
    <style:style style:name="Table411" style:family="table">
      <style:table-properties style:width="6.693in" fo:margin-left="0.0312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34in solid #000000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2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21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23" style:family="table-column">
      <style:table-column-properties style:column-width="3.3465in" style:use-optimal-column-width="false"/>
    </style:style>
    <style:style style:name="TableColumn424" style:family="table-column">
      <style:table-column-properties style:column-width="3.3465in" style:use-optimal-column-width="false"/>
    </style:style>
    <style:style style:name="Table422" style:family="table">
      <style:table-properties style:width="6.693in" fo:margin-left="0.0312in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ahoma" fo:font-size="10pt" style:font-size-asian="10pt" style:font-size-complex="10pt"/>
    </style:style>
    <style:style style:name="TableCell42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Tahoma" fo:font-size="10pt" style:font-size-asian="10pt" style:font-size-complex="10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32" style:parent-style-name="Standard" style:family="paragraph">
      <style:paragraph-properties fo:text-align="justify" fo:margin-left="0.0187in">
        <style:tab-stops/>
      </style:paragraph-properties>
    </style:style>
    <style:style style:name="T433" style:parent-style-name="Fonteparág.padrão" style:family="text">
      <style:text-properties style:font-name="Tahoma" fo:font-size="10pt" style:font-size-asian="10pt" style:font-size-complex="10pt"/>
    </style:style>
    <style:style style:name="T43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35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36" style:parent-style-name="Standard" style:family="paragraph">
      <style:paragraph-properties fo:text-align="justify" fo:margin-left="0.0187in">
        <style:tab-stops/>
      </style:paragraph-properties>
    </style:style>
    <style:style style:name="T437" style:parent-style-name="Fonteparág.padrão" style:family="text">
      <style:text-properties style:font-name="Tahoma" fo:font-size="10pt" style:font-size-asian="10pt" style:font-size-complex="10pt"/>
    </style:style>
    <style:style style:name="T438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41" style:parent-style-name="Standard" style:family="paragraph">
      <style:paragraph-properties fo:text-align="justify" fo:margin-left="0.0187in">
        <style:tab-stops/>
      </style:paragraph-properties>
    </style:style>
    <style:style style:name="T442" style:parent-style-name="Fonteparág.padrão" style:family="text">
      <style:text-properties style:font-name="Tahoma" fo:font-size="10pt" style:font-size-asian="10pt" style:font-size-complex="10pt"/>
    </style:style>
    <style:style style:name="T44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44" style:family="table-cell">
      <style:table-cell-properties fo:border="none" fo:padding-top="0.0381in" fo:padding-left="0.0381in" fo:padding-bottom="0.0381in" fo:padding-right="0.0381in"/>
    </style:style>
    <style:style style:name="P445" style:parent-style-name="Standard" style:family="paragraph">
      <style:paragraph-properties fo:text-align="justify" fo:margin-left="0.0187in">
        <style:tab-stops/>
      </style:paragraph-properties>
    </style:style>
    <style:style style:name="T446" style:parent-style-name="Fonteparág.padrão" style:family="text">
      <style:text-properties style:font-name="Tahoma" fo:font-size="10pt" style:font-size-asian="10pt" style:font-size-complex="10pt"/>
    </style:style>
    <style:style style:name="T447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50" style:parent-style-name="Standard" style:family="paragraph">
      <style:paragraph-properties fo:text-align="justify" fo:margin-left="0.0187in">
        <style:tab-stops/>
      </style:paragraph-properties>
    </style:style>
    <style:style style:name="T451" style:parent-style-name="Fonteparág.padrão" style:family="text">
      <style:text-properties style:font-name="Tahoma" fo:font-size="10pt" style:font-size-asian="10pt" style:font-size-complex="10pt"/>
    </style:style>
    <style:style style:name="T452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3" style:family="table-cell">
      <style:table-cell-properties fo:border="none" fo:padding-top="0.0381in" fo:padding-left="0.0381in" fo:padding-bottom="0.0381in" fo:padding-right="0.0381in"/>
    </style:style>
    <style:style style:name="P454" style:parent-style-name="Standard" style:family="paragraph">
      <style:paragraph-properties fo:text-align="justify" fo:margin-left="0.0187in">
        <style:tab-stops/>
      </style:paragraph-properties>
    </style:style>
    <style:style style:name="T455" style:parent-style-name="Fonteparág.padrão" style:family="text">
      <style:text-properties style:font-name="Tahoma" fo:font-size="10pt" style:font-size-asian="10pt" style:font-size-complex="10pt"/>
    </style:style>
    <style:style style:name="T456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 Falta de autonomia administrativa do Campus. Falta de know-how em Governança Corporativa no Campus e no IFPI como um todo.<text:span text:style-name="T56"><office:annotation><dc:creator>lorena</dc:creator><dc:date>2012-08-30T18:44:00</dc:date><text:p text:style-name="Textodecomentário">Melhorar esta Justificativa.</text:p></office:annotation></text:span></text:p>
          </table:table-cell>
        </table:table-row>
      </table:table>
      <text:p text:style-name="P57"/>
      <text:list text:style-name="LFO2" text:continue-numbering="true">
        <text:list-item>
          <text:p text:style-name="P58">OBJETIVO</text:p>
        </text:list-item>
      </text:list>
      <text:p text:style-name="P59"><text:span text:style-name="T60">&lt;Descrever qual o objetivo para a qual órgão está realizando o projeto, que pode ser: descrição concreta de que o projeto quer alcançar, uma posição estratégica a ser alcançada, um</text:span><text:span text:style-name="T61"><text:s/>resultado a ser obtido, um produto a ser produzido ou um serviço a ser realizado. Os objetivos devem ser específicos, mensuráveis, realizáveis, realísticos, e baseados no tempo.&gt;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Este projeto visa elaborar um Plano de Trabalho Colaborativo para<text:s/>Planejamento do Programa de Governança Corporativa do Campus Uruçuí para o Campus Uruçuí do Instituto Federal de Educação Ciência e Tecnologia do Piauí.<text:s/></text:p>
            <text:p text:style-name="P67"/>
          </table:table-cell>
        </table:table-row>
      </table:table>
      <text:p text:style-name="P68"/>
      <text:list text:style-name="LFO2" text:continue-numbering="true">
        <text:list-item>
          <text:p text:style-name="P69">DECLARAÇÃO DO ESCOPO</text:p>
        </text:list-item>
      </text:list>
      <text:p text:style-name="P70">&lt;Descrever a declaração do escopo, que inclui as principais entregas, fornece<text:s/>uma base documentada para futuras decisões do projeto e para confirmar ou desenvolver um entendimento comum do escopo do projeto entre as partes interessadas.&gt;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/>
            <text:list text:style-name="LFO3" text:continue-numbering="true">
              <text:list-item>
                <text:p text:style-name="P76">Plano de Campanha de Concientização das boas práticas de Gestão de Projetos;</text:p>
              </text:list-item>
              <text:list-item>
                <text:p text:style-name="P77"><text:span text:style-name="T78">Plano de<text:s/></text:span><text:span text:style-name="T79">Contratação de<text:s/></text:span><text:span text:style-name="T80">Coaching em Gestão de Projetos e<text:s/></text:span><text:span text:style-name="T81">Gestão de Portifólio de Proj</text:span><text:span text:style-name="T82">e</text:span><text:span text:style-name="T83">tos;</text:span></text:p>
              </text:list-item>
              <text:list-item>
                <text:p text:style-name="P84"><text:span text:style-name="T85">Plano de Implantação de Escritório de Projetos do Campus Uruçuí – IFPI;</text:span></text:p>
              </text:list-item>
              <text:list-item>
                <text:p text:style-name="P86"><text:span text:style-name="T87">Plano de Gerência de Configuração;<text:s/></text:span></text:p>
                <text:list text:continue-numbering="true">
                  <text:list-item>
                    <text:p text:style-name="P88">Treinamento em Gerencia de Configuração;</text:p>
                  </text:list-item>
                  <text:list-item>
                    <text:p text:style-name="P89">Controle de Mudanças;</text:p>
                  </text:list-item>
                  <text:list-item>
                    <text:p text:style-name="P90">Controle de Versões;</text:p>
                  </text:list-item>
                </text:list>
              </text:list-item>
              <text:list-item>
                <text:p text:style-name="P91"><text:span text:style-name="T92">Plano de Implantação de Metodologia de Projetos;</text:span></text:p>
              </text:list-item>
              <text:list-item>
                <text:p text:style-name="P93"><text:span text:style-name="T94">Plano de Implantação de Software aderente à metodologia de Gestão de Projetos escolhida;</text:span></text:p>
              </text:list-item>
              <text:list-item>
                <text:p text:style-name="P95"><text:span text:style-name="T96">Plano de Implantação de Processo de Contratação de Soluções de TI;</text:span></text:p>
              </text:list-item>
              <text:list-item>
                <text:p text:style-name="P97"><text:span text:style-name="T98">PPA do Campus;</text:span></text:p>
              </text:list-item>
              <text:list-item>
                <text:p text:style-name="P99"><text:span text:style-name="T100">PEI do Campus;</text:span></text:p>
              </text:list-item>
              <text:list-item>
                <text:p text:style-name="P101"><text:span text:style-name="T102">PDTI do campus;</text:span></text:p>
              </text:list-item>
              <text:list-item>
                <text:p text:style-name="P103"><text:span text:style-name="T104">PDRH do campus;</text:span></text:p>
              </text:list-item>
              <text:list-item>
                <text:p text:style-name="P105"><text:span text:style-name="T106">Plano de Comunicação do Campus;</text:span></text:p>
              </text:list-item>
              <text:list-item>
                <text:p text:style-name="P107"><text:span text:style-name="T108">Sistema de Comunicação do Campus;</text:span></text:p>
              </text:list-item>
            </text:list>
            <text:p text:style-name="P109"/>
            <text:p text:style-name="P110"/>
          </table:table-cell>
        </table:table-row>
      </table:table>
      <text:p text:style-name="P111"/>
      <text:list text:style-name="LFO2" text:continue-numbering="true">
        <text:list-item>
          <text:p text:style-name="P112">NÃO ESCOPO</text:p>
        </text:list-item>
      </text:list>
      <text:p text:style-name="P113">&lt;Descrever de forma explícita o que está excluído do projeto, para evitar que uma parte interessada possa supor que um produto, serviço ou<text:s/>resultado específico é um produto do projeto.&gt;</text:p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list text:style-name="LFO4" text:continue-numbering="true">
              <text:list-item>
                <text:p text:style-name="P118">Não será realizado treinamentos básicos como:</text:p>
                <text:list text:continue-numbering="true">
                  <text:list-item>
                    <text:p text:style-name="P119">Editor de Texto;</text:p>
                  </text:list-item>
                  <text:list-item>
                    <text:p text:style-name="P120">Sistemas Operacionais</text:p>
                  </text:list-item>
                  <text:list-item>
                    <text:p text:style-name="P121">Acesso à Internet;</text:p>
                  </text:list-item>
                  <text:list-item>
                    <text:p text:style-name="P122">Emails;</text:p>
                  </text:list-item>
                  <text:list-item>
                    <text:p text:style-name="P123">Entre outros requisitos considerados básicos</text:p>
                  </text:list-item>
                </text:list>
              </text:list-item>
            </text:list>
            <text:p text:style-name="P124"/>
            <text:p text:style-name="P125"/>
          </table:table-cell>
        </table:table-row>
      </table:table>
      <text:p text:style-name="P126"/>
      <text:list text:style-name="LFO2" text:continue-numbering="true">
        <text:list-item>
          <text:p text:style-name="P127">TEMPO ESTIMADO</text:p>
        </text:list-item>
      </text:list>
      <text:p text:style-name="P128">&lt;Descrever a estimativa de tempo<text:s/>para finalizar o projeto.&gt;</text:p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10 MESES</text:p>
            <text:p text:style-name="P134"/>
            <text:p text:style-name="P135"/>
          </table:table-cell>
        </table:table-row>
      </table:table>
      <text:p text:style-name="P136"/>
      <text:list text:style-name="LFO2" text:continue-numbering="true">
        <text:list-item>
          <text:p text:style-name="P137">CUSTOS ESTIMADOS E FONTE DE RECURSO</text:p>
        </text:list-item>
      </text:list>
      <text:p text:style-name="P138"><text:span text:style-name="T139">&lt;Descrever a estimativa de custo do projeto e a fonte de recurso.<text:s/></text:span><text:span text:style-name="T140">A fonte de recurso consta no Documento de Oficialização da Demanda (DOD) e pode ser complementado/revisado neste d</text:span><text:span text:style-name="T141">ocumento.</text:span><text:span text:style-name="T142">&gt;</text:span></text:p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2">
            <text:p text:style-name="P148">1 Milhão de Reais</text:p>
            <text:p text:style-name="P149"/>
            <text:p text:style-name="P150"/>
          </table:table-cell>
          <table:covered-table-cell/>
        </table:table-row>
        <table:table-row table:style-name="TableRow151">
          <table:table-cell table:style-name="TableCell152">
            <text:p text:style-name="P153">Fonte de recurso</text:p>
          </table:table-cell>
          <table:table-cell table:style-name="TableCell154">
            <text:p text:style-name="P155">ORÇAMENTO GERAL DO CAMPUS-</text:p>
          </table:table-cell>
        </table:table-row>
      </table:table>
      <text:soft-page-break/>
      <text:list text:style-name="LFO2" text:continue-numbering="true">
        <text:list-item>
          <text:p text:style-name="P156">PREMISSAS</text:p>
        </text:list-item>
      </text:list>
      <text:p text:style-name="P157">&lt;Descrever as premissas do projeto. As premissas são fatores que, para fins de planejamento, são considerados verdadeiros, reais ou certos sem prova ou demonstração. As<text:s/>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P162">O Projeto terá participação ativa de representantes de todos os setores do campus: diretorias, departamentos e coordenações.</text:p>
            <text:p text:style-name="P163">Todos os membros da equipe de Planejamento saberão utilizar as ferramentas de colaboração oficiais<text:s/>do projeto;</text:p>
            <text:p text:style-name="P164">Os membros da equipe do projeto irão comunicar seus problemas de uso das ferramentas assim estes surgirem para que a equipe de suporte às ferramentas possa solucionar o quanto antes os incidentes.<text:s/></text:p>
            <text:p text:style-name="P165">Os membros dos times terão disponibilidade</text:p>
            <text:p text:style-name="P166"/>
          </table:table-cell>
        </table:table-row>
      </table:table>
      <text:p text:style-name="P167"/>
      <text:list text:style-name="LFO2" text:continue-numbering="true">
        <text:list-item>
          <text:p text:style-name="P168">RESTRIÇÕES</text:p>
        </text:list-item>
      </text:list>
      <text:p text:style-name="P169">&lt;Descrever as restrições do projeto. Uma restrição é uma limitação aplicável, 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Deverão ser realizados cursos de Gerência de Configuração, Gerência de Projetos, Palestras de Conscientização de Boas Práticas de Gestão de Projetos;</text:p>
          </table:table-cell>
        </table:table-row>
      </table:table>
      <text:p text:style-name="P175"/>
      <text:list text:style-name="LFO2" text:continue-numbering="true">
        <text:list-item>
          <text:p text:style-name="P176">RISCOS PREVIAMENTE IDENTIFICADOS</text:p>
        </text:list-item>
      </text:list>
      <text:p text:style-name="P177">&lt;Identificar eventos ou condições incertos que, se ocorrerem, provocarão efeitos positivos ou negativos nos objetivos do projeto.&gt;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>Risco da infraestrutura atual do<text:s/>campus não suportar a realização dos cursos.<text:s/></text:p>
            <text:p text:style-name="P183">Risco do Sistema de Comunicação do Campus não atender às necessidades mínimas de comunicação entre os membros da Equipe do Projeto;</text:p>
            <text:p text:style-name="P184">Risco da má frequência<text:s/>dos funcionários<text:s/>prejudicar a comunicação do projeto;<text:s/></text:p>
          </table:table-cell>
        </table:table-row>
      </table:table>
      <text:p text:style-name="P185"/>
      <text:list text:style-name="LFO2" text:continue-numbering="true">
        <text:list-item>
          <text:p text:style-name="P186">PATROCINADOR<text:s/>DO PROJETO</text:p>
        </text:list-item>
      </text:list>
      <text:p text:style-name="P187"><text:span text:style-name="T188">&lt;Identificar o patrocinador do projeto.<text:s/></text:span><text:span text:style-name="T189">Esse item consta no documento Análise de Viabilidade do Projeto (AVP) e pode ser complementado/revisado neste documento.&gt;</text:span>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Nome</text:p>
          </table:table-cell>
          <table:table-cell table:style-name="TableCell197">
            <text:p text:style-name="P198">Telefone(s)</text:p>
          </table:table-cell>
          <table:table-cell table:style-name="TableCell199">
            <text:p text:style-name="P200">E-mail</text:p>
          </table:table-cell>
        </table:table-row>
        <table:table-row table:style-name="TableRow201">
          <table:table-cell table:style-name="TableCell202">
            <text:p text:style-name="P203">Departamento de Administração e Planejamento</text:p>
          </table:table-cell>
          <table:table-cell table:style-name="TableCell204">
            <text:p text:style-name="P205">(89)</text:p>
          </table:table-cell>
          <table:table-cell table:style-name="TableCell206">
            <text:p text:style-name="P207">djalmabarros@yahoo.com.br</text:p>
          </table:table-cell>
        </table:table-row>
      </table:table>
      <text:p text:style-name="P208"/>
      <text:list text:style-name="LFO2" text:continue-numbering="true">
        <text:list-item>
          <text:p text:style-name="P209">LÍDER<text:s/>DO PROJETO(GERENTE)</text:p>
        </text:list-item>
      </text:list>
      <text:p text:style-name="P210">&lt;Definir o líder do projeto.&gt;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Nome</text:p>
          </table:table-cell>
          <table:table-cell table:style-name="TableCell218">
            <text:p text:style-name="P219">Telefone(s)</text:p>
          </table:table-cell>
          <table:table-cell table:style-name="TableCell220">
            <text:p text:style-name="P221">E-mail</text:p>
          </table:table-cell>
        </table:table-row>
        <table:table-row table:style-name="TableRow222">
          <table:table-cell table:style-name="TableCell223">
            <text:p text:style-name="P224">Sebastião Vinícius Araújo de Moura</text:p>
          </table:table-cell>
          <table:table-cell table:style-name="TableCell225">
            <text:p text:style-name="P226">(86) 9501-3330</text:p>
          </table:table-cell>
          <table:table-cell table:style-name="TableCell227">
            <text:p text:style-name="P228">vinicius.araujo@ifpi.edu.br</text:p>
          </table:table-cell>
        </table:table-row>
      </table:table>
      <text:p text:style-name="P229"/>
      <text:list text:style-name="LFO2" text:continue-numbering="true">
        <text:list-item>
          <text:p text:style-name="P230">EQUIPE DO PROJETO</text:p>
        </text:list-item>
      </text:list>
      <text:p text:style-name="P231">&lt;Definir os membros que irão compor a equipe do projeto.&gt;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Nome</text:p>
          </table:table-cell>
          <table:table-cell table:style-name="TableCell241">
            <text:p text:style-name="P242">Órgão</text:p>
          </table:table-cell>
          <table:table-cell table:style-name="TableCell243">
            <text:p text:style-name="P244">Cargo /<text:s/>Função</text:p>
          </table:table-cell>
          <table:table-cell table:style-name="TableCell245">
            <text:p text:style-name="P246">Telefone(s)</text:p>
          </table:table-cell>
          <table:table-cell table:style-name="TableCell247">
            <text:p text:style-name="P248">E-mail</text:p>
          </table:table-cell>
        </table:table-row>
        <table:table-row table:style-name="TableRow249">
          <table:table-cell table:style-name="TableCell250">
            <text:p text:style-name="P251">Felipe</text:p>
          </table:table-cell>
          <table:table-cell table:style-name="TableCell252">
            <text:p text:style-name="P253">IFPI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ext:soft-page-break/>
        <table:table-row table:style-name="TableRow260">
          <table:table-cell table:style-name="TableCell261">
            <text:p text:style-name="P262">Melina</text:p>
          </table:table-cell>
          <table:table-cell table:style-name="TableCell263">
            <text:p text:style-name="P264">IFPI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Érica</text:p>
          </table:table-cell>
          <table:table-cell table:style-name="TableCell274">
            <text:p text:style-name="P275">IFPI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Khalil</text:p>
          </table:table-cell>
          <table:table-cell table:style-name="TableCell285">
            <text:p text:style-name="P286">IFPI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IFPI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IFPI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P326"/>
      <text:p text:style-name="P327"/>
      <text:soft-page-break/>
      <text:list text:style-name="LFO2" text:continue-numbering="true">
        <text:list-item>
          <text:p text:style-name="P328">PARTES INTERESSADAS</text:p>
        </text:list-item>
      </text:list>
      <text:p text:style-name="P329"><text:span text:style-name="T330">&lt;Identificar as pessoas e entidades que apresentem algum interesse (favorável ou não) nos resultados do projeto.<text:s/></text:span><text:span text:style-name="T331">Este<text:s/></text:span><text:span text:style-name="T332">item consta na Análise de Viabilidade do Projeto (AVP) e pode ser complementado/revisado neste documento.</text:span><text:span text:style-name="T333">&gt;</text:span></text:p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Nome</text:p>
          </table:table-cell>
          <table:table-cell table:style-name="TableCell341">
            <text:p text:style-name="P342">Telefone(s)</text:p>
          </table:table-cell>
          <table:table-cell table:style-name="TableCell343">
            <text:p text:style-name="P344">E-mail</text:p>
          </table:table-cell>
        </table:table-row>
        <table:table-row table:style-name="TableRow345">
          <table:table-cell table:style-name="TableCell346">
            <text:p text:style-name="P347">MINISTERIO DE PLANEJAMENTO</text:p>
          </table:table-cell>
          <table:table-cell table:style-name="TableCell348">
            <text:p text:style-name="P349">1111-1111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TCU</text:p>
          </table:table-cell>
          <table:table-cell table:style-name="TableCell355">
            <text:p text:style-name="P356">2222-2222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MEC</text:p>
          </table:table-cell>
          <table:table-cell table:style-name="TableCell362">
            <text:p text:style-name="P363">3333-3333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IFPI</text:p>
          </table:table-cell>
          <table:table-cell table:style-name="TableCell369">
            <text:p text:style-name="P370">4444-4444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CAMPUS URUÇUÍ</text:p>
          </table:table-cell>
          <table:table-cell table:style-name="TableCell376">
            <text:p text:style-name="P377">5555-5555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CAPES</text:p>
          </table:table-cell>
          <table:table-cell table:style-name="TableCell383">
            <text:p text:style-name="P384">7777-7777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TECNICOS ADMINISTRATIVOS</text:p>
          </table:table-cell>
          <table:table-cell table:style-name="TableCell390">
            <text:p text:style-name="P391">8888-8888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PROFESSORES</text:p>
          </table:table-cell>
          <table:table-cell table:style-name="TableCell397">
            <text:p text:style-name="P398">9999-9999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ALUNOS</text:p>
          </table:table-cell>
          <table:table-cell table:style-name="TableCell404">
            <text:p text:style-name="P405">1212-1212</text:p>
          </table:table-cell>
          <table:table-cell table:style-name="TableCell406">
            <text:p text:style-name="P407"/>
          </table:table-cell>
        </table:table-row>
      </table:table>
      <text:p text:style-name="P408"/>
      <text:list text:style-name="LFO2" text:continue-numbering="true">
        <text:list-item>
          <text:p text:style-name="P409">INFRAESTRUTURA</text:p>
        </text:list-item>
      </text:list>
      <text:p text:style-name="P410">&lt;Identificar previamente a infraestrutura <text:s/>para o atingimento dos objetivos do projeto, exemplo, salas, servidores, notebook, etc.&gt;</text:p>
      <table:table table:style-name="Table411">
        <table:table-columns>
          <table:table-column table:style-name="TableColumn412"/>
        </table:table-columns>
        <table:table-row table:style-name="TableRow413">
          <table:table-cell table:style-name="TableCell414">
            <text:p text:style-name="P415">1-Sala para<text:s/>escritório de Escritório de Projetos; 11- computadores; 11-monitores; 2-impressoras multifuncionais wifi; 11-notebooks; 11-planos de telefonia corporativos; 2- ar condicionados; 22-pontos de redes RJ 45; 22-pontos de tomada elétrica padrão NBR 20 Amperies;<text:s/>1 – AP WIFI; 1-SWITCH 24PORTAS; 1 Serviço de instalação de cabeamento estruturado e tomadas e piso elevado; 1- Computador Retroprojetor Proinfo; 1 – Flipcharter e 50 folhas de flipcharter; 3-caixas de postits;</text:p>
            <text:p text:style-name="P416">1-licença de Software wbs chartpro; 1- Treinamento GPWeb;</text:p>
            <text:p text:style-name="P417"/>
            <text:p text:style-name="P418"/>
          </table:table-cell>
        </table:table-row>
      </table:table>
      <text:p text:style-name="P419"/>
      <text:list text:style-name="LFO2" text:continue-numbering="true">
        <text:list-item>
          <text:p text:style-name="P420">APROVAÇÃO</text:p>
        </text:list-item>
      </text:list>
      <text:p text:style-name="P421">&lt;Inserir as pessoas responsáveis por assinar o Termo de Abertura do Projeto (TAP).&gt;</text:p>
      <table:table table:style-name="Table422">
        <table:table-columns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<text:span text:style-name="T433">Nome:<text:s/></text:span><text:span text:style-name="T434">Henrique Flavio de Melo</text:span></text:p>
          </table:table-cell>
          <table:table-cell table:style-name="TableCell435">
            <text:p text:style-name="P436"><text:span text:style-name="T437">Nome:<text:s/></text:span><text:span text:style-name="T438">Roberto Ferreira Lima</text:span></text:p>
          </table:table-cell>
        </table:table-row>
        <table:table-row table:style-name="TableRow439">
          <table:table-cell table:style-name="TableCell440">
            <text:p text:style-name="P441"><text:span text:style-name="T442">Cargo/Função:<text:s/></text:span><text:span text:style-name="T443">Diretor Geral do Campus</text:span></text:p>
          </table:table-cell>
          <table:table-cell table:style-name="TableCell444">
            <text:p text:style-name="P445"><text:span text:style-name="T446">Cargo/Função:<text:s/></text:span><text:span text:style-name="T447">Diretor de Ensino</text:span></text:p>
          </table:table-cell>
        </table:table-row>
        <table:table-row table:style-name="TableRow448">
          <table:table-cell table:style-name="TableCell449">
            <text:p text:style-name="P450"><text:span text:style-name="T451">Data:<text:s/></text:span><text:span text:style-name="T452">30/08/2012</text:span></text:p>
          </table:table-cell>
          <table:table-cell table:style-name="TableCell453">
            <text:p text:style-name="P454"><text:span text:style-name="T455">Data:<text:s/></text:span><text:span text:style-name="T456">30/08/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03/09/12</text:date></text:span><text:span text:style-name="T38"><text:s/>às<text:s/></text:span><text:span text:style-name="T39"><text:date style:data-style-name="N40">18:02:34</text:date></text:span><text:span text:style-name="T41"><text:tab/></text:span><text:span text:style-name="T42"><text:tab/>Página<text:s/></text:span><text:span text:style-name="T43"><text:page-number text:fixed="false">3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9-03T21:04:00Z</dc:date>
    <meta:print-date>2011-06-08T09:20:00Z</meta:print-date>
    <meta:template xlink:href="Normal" xlink:type="simple"/>
    <meta:editing-cycles>88</meta:editing-cycles>
    <meta:editing-duration>PT50520S</meta:editing-duration>
    <meta:document-statistic meta:page-count="5" meta:paragraph-count="13" meta:word-count="1068" meta:character-count="6826" meta:row-count="48" meta:non-whitespace-character-count="5771"/>
  </office:meta>
</office:document-meta>
</file>